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Courier New1" svg:font-family="'Courier New'" style:font-adornments="Обычный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Обычный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  <style:font-face style:name="Wingdings1" svg:font-family="Wingdings" style:font-adornments="Regular" style:font-pitch="variable" style:font-charset="x-symbol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ing_20_1">
      <style:paragraph-properties fo:margin-left="0cm" fo:margin-right="0cm" fo:text-align="center" style:justify-single-word="false" fo:text-indent="0cm" style:auto-text-indent="false" fo:break-before="page"/>
    </style:style>
    <style:style style:name="P3" style:family="paragraph" style:parent-style-name="Text_20_body">
      <style:paragraph-properties fo:margin-left="2.117cm" fo:margin-right="1.884cm" fo:text-align="center" style:justify-single-word="false" fo:text-indent="0cm" style:auto-text-indent="false"/>
    </style:style>
    <style:style style:name="P4" style:family="paragraph" style:parent-style-name="Text_20_body">
      <style:paragraph-properties fo:margin-left="0cm" fo:margin-right="-0.004cm" fo:margin-top="0.118cm" fo:margin-bottom="0cm" style:contextual-spacing="false" fo:text-align="center" style:justify-single-word="false" fo:text-indent="0cm" style:auto-text-indent="false"/>
    </style:style>
    <style:style style:name="P5" style:family="paragraph" style:parent-style-name="Text_20_body">
      <style:paragraph-properties fo:margin-left="0cm" fo:margin-right="-0.004cm" fo:text-align="center" style:justify-single-word="false" fo:text-indent="0cm" style:auto-text-indent="false"/>
    </style:style>
    <style:style style:name="P6" style:family="paragraph" style:parent-style-name="Text_20_body">
      <style:paragraph-properties fo:margin-left="0cm" fo:margin-right="-0.004cm" fo:margin-top="0.012cm" fo:margin-bottom="0cm" style:contextual-spacing="false" fo:text-align="center" style:justify-single-word="false" fo:text-indent="0cm" style:auto-text-indent="false"/>
    </style:style>
    <style:style style:name="P7" style:family="paragraph" style:parent-style-name="Text_20_body">
      <style:paragraph-properties fo:text-align="center" style:justify-single-word="false"/>
    </style:style>
    <style:style style:name="P8" style:family="paragraph" style:parent-style-name="Text_20_body">
      <style:paragraph-properties style:line-height-at-least="0cm"/>
      <style:text-properties fo:font-size="10pt" style:font-size-asian="10pt"/>
    </style:style>
    <style:style style:name="P9" style:family="paragraph" style:parent-style-name="Contents_20_1">
      <style:paragraph-properties fo:margin-top="0cm" fo:margin-bottom="0cm" style:contextual-spacing="false" fo:line-height="150%">
        <style:tab-stops>
          <style:tab-stop style:position="16.482cm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 fo:margin-top="0cm" fo:margin-bottom="0cm" style:contextual-spacing="false" fo:line-height="150%">
        <style:tab-stops>
          <style:tab-stop style:position="16.482cm" style:type="right" style:leader-style="dotted" style:leader-text="."/>
        </style:tab-stops>
      </style:paragraph-properties>
    </style:style>
    <style:style style:name="P11" style:family="paragraph" style:parent-style-name="Heading_20_1">
      <style:paragraph-properties fo:margin-left="0cm" fo:margin-right="0cm" fo:margin-top="0.116cm" fo:margin-bottom="0.423cm" style:contextual-spacing="false" fo:line-height="150%" fo:text-align="center" style:justify-single-word="false" fo:text-indent="0cm" style:auto-text-indent="false" fo:break-before="page"/>
    </style:style>
    <style:style style:name="P12" style:family="paragraph" style:parent-style-name="Standard">
      <style:paragraph-properties fo:margin-left="0cm" fo:margin-right="-0.004cm" fo:margin-top="0.092cm" fo:margin-bottom="0cm" style:contextual-spacing="false" fo:line-height="150%" fo:text-align="justify" style:justify-single-word="false" fo:text-indent="1.251cm" style:auto-text-indent="false">
        <style:tab-stops>
          <style:tab-stop style:position="1.501cm"/>
        </style:tab-stops>
      </style:paragraph-properties>
    </style:style>
    <style:style style:name="P13" style:family="paragraph" style:parent-style-name="Heading_20_1">
      <style:paragraph-properties fo:margin-left="0cm" fo:margin-right="1.138cm" fo:margin-top="0.116cm" fo:margin-bottom="0.423cm" style:contextual-spacing="false" fo:line-height="150%" fo:text-align="center" style:justify-single-word="false" fo:text-indent="0cm" style:auto-text-indent="false" fo:break-before="page"/>
      <style:text-properties fo:font-size="14pt" fo:font-weight="bold" style:font-size-asian="14pt" style:font-weight-asian="bold" style:font-size-complex="14pt" style:font-weight-complex="bold"/>
    </style:style>
    <style:style style:name="P14" style:family="paragraph" style:parent-style-name="Standard">
      <style:paragraph-properties fo:line-height="150%" fo:text-align="justify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6" style:family="paragraph" style:parent-style-name="Standard">
      <style:paragraph-properties fo:margin-left="0cm" fo:margin-right="0cm" fo:text-indent="1.501cm" style:auto-text-indent="false"/>
      <style:text-properties fo:font-size="14pt" style:font-size-asian="14pt" style:font-size-complex="14pt"/>
    </style:style>
    <style:style style:name="P17" style:family="paragraph" style:parent-style-name="Standard">
      <style:paragraph-properties fo:margin-left="0cm" fo:margin-right="0cm" fo:line-height="150%" fo:text-align="justify" style:justify-single-word="false" fo:text-indent="1.501cm" style:auto-text-indent="false"/>
      <style:text-properties fo:font-size="14pt" style:font-size-asian="14pt" style:font-size-complex="14pt"/>
    </style:style>
    <style:style style:name="P18" style:family="paragraph" style:parent-style-name="Heading_20_2">
      <style:paragraph-properties fo:break-before="page"/>
    </style:style>
    <style:style style:name="P19" style:family="paragraph" style:parent-style-name="Standard">
      <style:paragraph-properties>
        <style:tab-stops>
          <style:tab-stop style:position="18.503cm"/>
        </style:tab-stops>
      </style:paragraph-properties>
    </style:style>
    <style:style style:name="P20" style:family="paragraph" style:parent-style-name="Standard">
      <style:text-properties fo:color="#000000" loext:opacity="100%" fo:font-size="14pt" fo:font-weight="bold" style:font-size-asian="14pt" style:font-weight-asian="bold" style:font-size-complex="14pt" style:font-weight-complex="bold"/>
    </style:style>
    <style:style style:name="P21" style:family="paragraph" style:parent-style-name="Text_20_body">
      <style:paragraph-properties fo:margin-left="0cm" fo:margin-right="-0.004cm" fo:line-height="100%" fo:text-align="center" style:justify-single-word="false" fo:text-indent="0cm" style:auto-text-indent="false"/>
    </style:style>
    <style:style style:name="P22" style:family="paragraph" style:parent-style-name="Text_20_body">
      <style:paragraph-properties fo:margin-left="0cm" fo:margin-right="-0.004cm" fo:text-align="center" style:justify-single-word="false" fo:text-indent="0cm" style:auto-text-indent="false"/>
      <style:text-properties fo:font-weight="bold" officeooo:rsid="00380664" officeooo:paragraph-rsid="00380664" style:font-weight-asian="bold" style:font-weight-complex="bold"/>
    </style:style>
    <style:style style:name="P23" style:family="paragraph" style:parent-style-name="Text_20_body">
      <style:paragraph-properties fo:margin-left="0cm" fo:margin-right="-0.004cm" fo:margin-top="0.074cm" fo:margin-bottom="0cm" style:contextual-spacing="false" fo:line-height="100%" fo:text-align="center" style:justify-single-word="false" fo:text-indent="0cm" style:auto-text-indent="false"/>
      <style:text-properties fo:font-weight="bold" officeooo:paragraph-rsid="00380664" style:font-weight-asian="bold" style:font-weight-complex="bold"/>
    </style:style>
    <style:style style:name="P24" style:family="paragraph" style:parent-style-name="Text_20_body">
      <style:paragraph-properties fo:margin-left="0cm" fo:margin-right="-0.004cm" fo:margin-top="0.28cm" fo:margin-bottom="0cm" style:contextual-spacing="false" fo:line-height="165%" fo:text-align="center" style:justify-single-word="false" fo:text-indent="0cm" style:auto-text-indent="false"/>
    </style:style>
    <style:style style:name="P25" style:family="paragraph" style:parent-style-name="Text_20_body">
      <style:paragraph-properties fo:margin-left="0cm" fo:margin-right="-0.004cm" fo:margin-top="0.503cm" fo:margin-bottom="0.503cm" style:contextual-spacing="false" fo:line-height="0.559cm" fo:text-align="center" style:justify-single-word="false" fo:text-indent="0cm" style:auto-text-indent="false"/>
    </style:style>
    <style:style style:name="P26" style:family="paragraph" style:parent-style-name="Text_20_body">
      <style:paragraph-properties fo:margin-left="8.502cm" fo:margin-right="0cm" fo:margin-top="0.002cm" fo:margin-bottom="0cm" style:contextual-spacing="false" fo:text-indent="0cm" style:auto-text-indent="false"/>
    </style:style>
    <style:style style:name="P27" style:family="paragraph" style:parent-style-name="Text_20_body">
      <style:paragraph-properties fo:margin-left="8.502cm" fo:margin-right="0cm" fo:margin-top="0.307cm" fo:margin-bottom="0cm" style:contextual-spacing="false" fo:text-indent="0cm" style:auto-text-indent="false">
        <style:tab-stops>
          <style:tab-stop style:position="13.252cm"/>
        </style:tab-stops>
      </style:paragraph-properties>
    </style:style>
    <style:style style:name="P28" style:family="paragraph" style:parent-style-name="Text_20_body">
      <style:paragraph-properties fo:margin-left="8.502cm" fo:margin-right="0cm" fo:margin-top="0.367cm" fo:margin-bottom="0cm" style:contextual-spacing="false" fo:text-indent="0cm" style:auto-text-indent="false">
        <style:tab-stops>
          <style:tab-stop style:position="11.441cm"/>
          <style:tab-stop style:position="15.002cm"/>
        </style:tab-stops>
      </style:paragraph-properties>
    </style:style>
    <style:style style:name="P29" style:family="paragraph" style:parent-style-name="Text_20_body">
      <style:paragraph-properties fo:margin-left="8.502cm" fo:margin-right="-0.004cm" fo:margin-top="0.39cm" fo:margin-bottom="0cm" style:contextual-spacing="false" fo:text-indent="0cm" style:auto-text-indent="false">
        <style:tab-stops>
          <style:tab-stop style:position="11.441cm"/>
          <style:tab-stop style:position="13.252cm"/>
        </style:tab-stops>
      </style:paragraph-properties>
    </style:style>
    <style:style style:name="P30" style:family="paragraph" style:parent-style-name="Text_20_body">
      <style:paragraph-properties fo:margin-left="8.502cm" fo:margin-right="-0.004cm" fo:margin-top="0.39cm" fo:margin-bottom="0cm" style:contextual-spacing="false" fo:text-indent="0cm" style:auto-text-indent="false">
        <style:tab-stops>
          <style:tab-stop style:position="13.503cm"/>
        </style:tab-stops>
      </style:paragraph-properties>
    </style:style>
    <style:style style:name="P31" style:family="paragraph" style:parent-style-name="Text_20_body">
      <style:paragraph-properties fo:margin-left="8.251cm" fo:margin-right="0cm" fo:margin-top="0.39cm" fo:margin-bottom="0cm" style:contextual-spacing="false" fo:text-indent="0cm" style:auto-text-indent="false">
        <style:tab-stops>
          <style:tab-stop style:position="11.441cm"/>
          <style:tab-stop style:position="14.148cm"/>
        </style:tab-stops>
      </style:paragraph-properties>
    </style:style>
    <style:style style:name="P32" style:family="paragraph" style:parent-style-name="Text_20_body" style:master-page-name="">
      <loext:graphic-properties draw:fill="none"/>
      <style:paragraph-properties fo:margin-left="8.601cm" fo:margin-right="0cm" fo:margin-top="0.39cm" fo:margin-bottom="0cm" style:contextual-spacing="false" fo:text-align="start" style:justify-single-word="false" fo:orphans="0" fo:widows="0" fo:hyphenation-ladder-count="no-limit" fo:text-indent="0cm" style:auto-text-indent="false" style:page-number="auto" fo:background-color="transparent" style:writing-mode="lr-tb">
        <style:tab-stops>
          <style:tab-stop style:position="12.407cm"/>
          <style:tab-stop style:position="12.896cm"/>
        </style:tab-stops>
      </style:paragraph-properties>
      <style:text-properties officeooo:paragraph-rsid="00383044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3" style:family="paragraph" style:parent-style-name="Text_20_body" style:master-page-name="">
      <loext:graphic-properties draw:fill="none"/>
      <style:paragraph-properties fo:margin-left="8.601cm" fo:margin-right="0cm" fo:margin-top="0.39cm" fo:margin-bottom="0cm" style:contextual-spacing="false" fo:text-align="start" style:justify-single-word="false" fo:orphans="0" fo:widows="0" fo:hyphenation-ladder-count="no-limit" fo:text-indent="0cm" style:auto-text-indent="false" style:page-number="auto" fo:background-color="transparent" style:writing-mode="lr-tb">
        <style:tab-stops>
          <style:tab-stop style:position="11.398cm"/>
          <style:tab-stop style:position="14.686cm"/>
        </style:tab-stops>
      </style:paragraph-properties>
      <style:text-properties officeooo:paragraph-rsid="00383044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4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0" fo:widows="0" fo:hyphenation-ladder-count="no-limit" fo:text-indent="1.3cm" style:auto-text-indent="false" style:page-number="auto" fo:background-color="transparent" style:writing-mode="lr-tb"/>
      <style:text-properties style:font-name="Liberation Serif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5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0" fo:widows="0" fo:hyphenation-ladder-count="no-limit" fo:text-indent="1.3cm" style:auto-text-indent="false" style:page-number="auto" fo:background-color="transparent" style:writing-mode="lr-tb"/>
      <style:text-properties style:font-name="Liberation Serif" officeooo:paragraph-rsid="003a31e8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6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0" fo:widows="0" fo:hyphenation-ladder-count="no-limit" fo:text-indent="1.3cm" style:auto-text-indent="false" fo:background-color="transparent" style:writing-mode="lr-tb"/>
      <style:text-properties style:font-name="Liberation Serif" officeooo:paragraph-rsid="003a31e8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7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0" fo:widows="0" fo:hyphenation-ladder-count="no-limit" fo:text-indent="1.3cm" style:auto-text-indent="false" fo:background-color="transparent" style:writing-mode="lr-tb"/>
      <style:text-properties style:font-name="Liberation Serif" officeooo:rsid="003a31e8" officeooo:paragraph-rsid="003a31e8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8" style:family="paragraph" style:parent-style-name="Standard">
      <style:paragraph-properties fo:margin-left="0cm" fo:margin-right="0cm" fo:margin-top="0.092cm" fo:margin-bottom="0cm" style:contextual-spacing="false" fo:line-height="150%" fo:text-align="justify" style:justify-single-word="false" fo:orphans="0" fo:widows="0" fo:hyphenation-ladder-count="no-limit" fo:text-indent="1.3cm" style:auto-text-indent="false" style:writing-mode="lr-tb">
        <style:tab-stops>
          <style:tab-stop style:position="1.501cm"/>
        </style:tab-stops>
      </style:paragraph-properties>
      <style:text-properties fo:font-size="14pt" style:font-size-asian="14pt" style:font-size-complex="14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9" style:family="paragraph" style:parent-style-name="Standard">
      <style:paragraph-properties fo:margin-left="0cm" fo:margin-right="0cm" fo:line-height="150%" fo:text-align="justify" style:justify-single-word="false" fo:text-indent="1.501cm" style:auto-text-indent="false"/>
      <style:text-properties fo:font-size="14pt" style:font-size-asian="14pt" style:font-size-complex="14pt"/>
    </style:style>
    <style:style style:name="P40" style:family="paragraph" style:parent-style-name="Standard" style:list-style-name="">
      <style:paragraph-properties fo:margin-left="0cm" fo:margin-right="0cm" fo:margin-top="0cm" fo:margin-bottom="0.212cm" style:contextual-spacing="false" fo:line-height="150%" fo:text-indent="1.3cm" style:auto-text-indent="false"/>
    </style:style>
    <style:style style:name="P41" style:family="paragraph" style:parent-style-name="Contents_20_Heading" style:master-page-name="Converted1">
      <style:paragraph-properties fo:margin-top="0cm" fo:margin-bottom="0cm" style:contextual-spacing="false" fo:line-height="100%" fo:text-align="center" style:justify-single-word="false" style:page-number="auto">
        <style:tab-stops>
          <style:tab-stop style:position="18.503cm"/>
        </style:tab-stops>
      </style:paragraph-properties>
      <style:text-properties fo:color="#000000" loext:opacity="100%" style:font-name="Times New Roman" fo:font-size="14pt" style:font-size-asian="14pt" style:font-name-complex="Times New Roman1" style:font-size-complex="14pt"/>
    </style:style>
    <style:style style:name="P42" style:family="paragraph" style:parent-style-name="List_20_Paragraph" style:list-style-name="WWNum3">
      <style:paragraph-properties fo:margin-left="0cm" fo:margin-right="0cm" fo:line-height="150%" fo:text-align="justify" style:justify-single-word="false" fo:text-indent="0.751cm" style:auto-text-indent="false"/>
      <style:text-properties fo:font-size="14pt" style:font-size-asian="14pt" style:font-size-complex="14pt"/>
    </style:style>
    <style:style style:name="P43" style:family="paragraph" style:parent-style-name="Text_20_body">
      <style:paragraph-properties fo:margin-left="0cm" fo:margin-right="-0.004cm" fo:margin-top="0.074cm" fo:margin-bottom="0cm" style:contextual-spacing="false" fo:line-height="100%" fo:text-align="center" style:justify-single-word="false" fo:text-indent="0cm" style:auto-text-indent="false"/>
      <style:text-properties fo:font-weight="bold" officeooo:rsid="00380664" officeooo:paragraph-rsid="00380664" style:font-weight-asian="bold" style:font-weight-complex="bold"/>
    </style:style>
    <style:style style:name="P44" style:family="paragraph" style:parent-style-name="Text_20_body">
      <style:paragraph-properties fo:margin-left="0cm" fo:margin-right="-0.004cm" fo:margin-top="0cm" fo:margin-bottom="0cm" style:contextual-spacing="false" fo:line-height="100%" fo:text-align="center" style:justify-single-word="false" fo:text-indent="0cm" style:auto-text-indent="false"/>
      <style:text-properties fo:font-weight="bold" officeooo:rsid="00380664" officeooo:paragraph-rsid="00380664" style:font-weight-asian="bold" style:font-weight-complex="bold"/>
    </style:style>
    <style:style style:name="P45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0" fo:widows="0" fo:hyphenation-ladder-count="no-limit" fo:text-indent="1.3cm" style:auto-text-indent="false" fo:background-color="transparent" style:writing-mode="lr-tb"/>
      <style:text-properties style:font-name="Liberation Serif" fo:font-size="14pt" fo:font-weight="normal" officeooo:rsid="003a31e8" officeooo:paragraph-rsid="003a31e8" style:font-name-asian="Times New Roman1" style:font-size-asian="14pt" style:font-weight-asian="normal" style:font-name-complex="Times New Roman1" style:font-size-complex="14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6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0" fo:widows="0" fo:hyphenation-ladder-count="no-limit" fo:text-indent="1.3cm" style:auto-text-indent="false" fo:background-color="transparent" style:writing-mode="lr-tb"/>
      <style:text-properties style:font-name="Liberation Serif" fo:font-size="14pt" fo:font-weight="normal" officeooo:rsid="003b4394" officeooo:paragraph-rsid="003b4394" style:font-name-asian="Times New Roman1" style:font-size-asian="14pt" style:font-weight-asian="normal" style:font-name-complex="Times New Roman1" style:font-size-complex="14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1" style:family="text">
      <style:text-properties fo:letter-spacing="-0.118cm"/>
    </style:style>
    <style:style style:name="T2" style:family="text">
      <style:text-properties fo:letter-spacing="-0.007cm"/>
    </style:style>
    <style:style style:name="T3" style:family="text">
      <style:text-properties fo:letter-spacing="-0.004cm"/>
    </style:style>
    <style:style style:name="T4" style:family="text">
      <style:text-properties fo:letter-spacing="-0.011cm"/>
    </style:style>
    <style:style style:name="T5" style:family="text">
      <style:text-properties fo:letter-spacing="-0.005cm"/>
    </style:style>
    <style:style style:name="T6" style:family="text">
      <style:text-properties fo:letter-spacing="-0.002cm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solid" style:text-underline-width="auto" style:text-underline-color="font-color" officeooo:rsid="00383044"/>
    </style:style>
    <style:style style:name="T9" style:family="text">
      <style:text-properties fo:font-size="9pt" style:font-size-asian="9pt" style:font-size-complex="9pt"/>
    </style:style>
    <style:style style:name="T10" style:family="text">
      <style:text-properties fo:font-size="9pt" officeooo:rsid="00383044" style:font-size-asian="9pt" style:font-size-complex="9pt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size="14pt" style:font-size-asian="14pt" style:font-size-complex="14pt" style:font-weight-complex="bold"/>
    </style:style>
    <style:style style:name="T13" style:family="text">
      <style:text-properties fo:font-size="14pt" fo:language="en" fo:country="US" style:font-size-asian="14pt" style:font-size-complex="14pt" style:font-weight-complex="bold"/>
    </style:style>
    <style:style style:name="T14" style:family="text">
      <style:text-properties fo:font-size="14pt" fo:letter-spacing="-0.002cm" fo:font-weight="bold" style:font-size-asian="14pt" style:font-weight-asian="bold" style:font-size-complex="14pt" style:font-weight-complex="bold" style:text-scale="95%"/>
    </style:style>
    <style:style style:name="T15" style:family="text">
      <style:text-properties fo:font-size="14pt" fo:font-weight="normal" style:font-size-asian="14pt" style:font-weight-asian="normal" style:font-size-complex="14pt" style:font-weight-complex="normal"/>
    </style:style>
    <style:style style:name="T16" style:family="text">
      <style:text-properties fo:font-size="14pt" fo:font-weight="normal" officeooo:rsid="0039e21e" style:font-size-asian="14pt" style:font-weight-asian="normal" style:font-size-complex="14pt" style:font-weight-complex="normal"/>
    </style:style>
    <style:style style:name="T17" style:family="text">
      <style:text-properties fo:font-size="14pt" fo:font-weight="normal" officeooo:rsid="003a31e8" style:font-size-asian="14pt" style:font-weight-asian="normal" style:font-size-complex="14pt" style:font-weight-complex="normal"/>
    </style:style>
    <style:style style:name="T18" style:family="text">
      <style:text-properties fo:font-size="14pt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T19" style:family="text">
      <style:text-properties fo:font-size="14pt" fo:font-weight="normal" officeooo:rsid="003a31e8" style:font-name-asian="Times New Roman1" style:font-size-asian="14pt" style:font-weight-asian="normal" style:font-name-complex="Times New Roman1" style:font-size-complex="14pt" style:font-weight-complex="normal"/>
    </style:style>
    <style:style style:name="T20" style:family="text">
      <style:text-properties fo:font-size="14pt" fo:font-weight="normal" officeooo:rsid="003e0fe3" style:font-name-asian="Times New Roman1" style:font-size-asian="14pt" style:font-weight-asian="normal" style:font-name-complex="Times New Roman1" style:font-size-complex="14pt" style:font-weight-complex="normal"/>
    </style:style>
    <style:style style:name="T21" style:family="text">
      <style:text-properties fo:font-weight="bold" style:font-weight-asian="bold" style:font-size-complex="14pt" style:font-weight-complex="bold"/>
    </style:style>
    <style:style style:name="T22" style:family="text">
      <style:text-properties fo:color="#000000" loext:opacity="100%" fo:font-size="14pt" style:font-size-asian="14pt" style:font-size-complex="13pt"/>
    </style:style>
    <style:style style:name="T23" style:family="text">
      <style:text-properties fo:color="#000000" loext:opacity="100%" fo:font-size="14pt" officeooo:rsid="002a44f3" style:font-size-asian="14pt" style:font-size-complex="13pt"/>
    </style:style>
    <style:style style:name="T24" style:family="text">
      <style:text-properties fo:color="#000000" loext:opacity="100%" fo:font-size="14pt" fo:language="ru" fo:country="RU" fo:font-weight="normal" style:letter-kerning="false" style:font-size-asian="14pt" style:language-asian="en" style:country-asian="US" style:font-weight-asian="normal" style:font-size-complex="13pt" style:language-complex="ar" style:country-complex="SA" style:font-weight-complex="normal"/>
    </style:style>
    <style:style style:name="T25" style:family="text">
      <style:text-properties style:font-name="Times New Roman" fo:font-size="12pt" fo:font-weight="normal" style:font-size-asian="12pt" style:font-weight-asian="normal" style:font-name-complex="Times New Roman1" style:font-size-complex="12pt" style:font-weight-complex="normal"/>
    </style:style>
    <style:style style:name="T26" style:family="text">
      <style:text-properties style:font-name="Times New Roman" fo:font-size="12pt" fo:font-weight="normal" style:font-size-asian="12pt" style:font-weight-asian="normal" style:font-name-complex="Times New Roman1" style:font-size-complex="12pt" style:font-weight-complex="normal" text:display="true"/>
    </style:style>
    <style:style style:name="T27" style:family="text">
      <style:text-properties style:font-name="Times New Roman" fo:font-size="12pt" fo:letter-spacing="-0.002cm" fo:font-weight="normal" style:font-size-asian="12pt" style:font-weight-asian="normal" style:font-name-complex="Times New Roman1" style:font-size-complex="12pt" style:font-weight-complex="normal" style:text-scale="95%" text:display="true"/>
    </style:style>
    <style:style style:name="T28" style:family="text">
      <style:text-properties style:font-name="Times New Roman" fo:font-size="12pt" fo:font-style="normal" style:font-size-asian="12pt" style:font-style-asian="normal" style:font-name-complex="Times New Roman1" style:font-size-complex="12pt" style:font-style-complex="normal" text:display="true"/>
    </style:style>
    <style:style style:name="T29" style:family="text">
      <style:text-properties officeooo:rsid="0024acb2"/>
    </style:style>
    <style:style style:name="T30" style:family="text">
      <style:text-properties officeooo:rsid="00380664"/>
    </style:style>
    <style:style style:name="T31" style:family="text">
      <style:text-properties officeooo:rsid="00383044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29">­</text:span> Министерство науки и высшего образования Российской Федерации</text:p>
      <text:p text:style-name="P24">Федеральное государственное бюджетное образовательное учреждение<text:span text:style-name="T1"> </text:span>высшего образования</text:p>
      <text:p text:style-name="P21">ТОМСКИЙ ГОСУДАРСТВЕННЫЙ УНИВЕРСИТЕТ <text:line-break/>СИСТЕМ<text:span text:style-name="T1"> </text:span>УПРАВЛЕНИЯ<text:span text:style-name="T2"> </text:span>И РАДИОЭЛЕКТРОНИКИ (ТУСУР)</text:p>
      <text:p text:style-name="P25">Кафедра<text:span text:style-name="T2"> </text:span>автоматизированных<text:span text:style-name="T3"> </text:span>систем<text:span text:style-name="T4"> </text:span>управления<text:span text:style-name="T5"> </text:span>(АСУ)</text:p>
      <text:p text:style-name="P5"/>
      <text:p text:style-name="P5"/>
      <text:p text:style-name="P5"/>
      <text:p text:style-name="P6"/>
      <text:p text:style-name="P22">ОПТИМИЗАЦИЯ ФУНКЦИИ МНОГИХ ПЕРЕМЕННЫХ</text:p>
      <text:p text:style-name="P22"/>
      <text:p text:style-name="P43">Отчёт по лабораторной работе №3</text:p>
      <text:p text:style-name="P44">По дисциплине</text:p>
      <text:p text:style-name="P23">«<text:span text:style-name="T30">Методы оптимизации</text:span>»</text:p>
      <text:p text:style-name="P7"/>
      <text:p text:style-name="P7"/>
      <text:p text:style-name="P7"/>
      <text:p text:style-name="P7"/>
      <text:p text:style-name="P7"/>
      <text:p text:style-name="P26">Студент<text:span text:style-name="T6"> </text:span>гр.<text:span text:style-name="T5"> </text:span>430-2:</text:p>
      <text:p text:style-name="P27"><text:span text:style-name="T7"><text:tab/></text:span>А.А. Лузинсан</text:p>
      <text:p text:style-name="P28">«<text:span text:style-name="T7"><text:tab/></text:span>»<text:span text:style-name="T7"><text:tab/></text:span>2022 г.</text:p>
      <text:p text:style-name="P29"><text:span text:style-name="T31">Проверил:</text:span> </text:p>
      <text:p text:style-name="P30"><text:span text:style-name="T8">к</text:span><text:span text:style-name="T7">.т.н, </text:span><text:span text:style-name="T8">доцент каф. АСУ</text:span><text:span text:style-name="T7"><text:tab/></text:span><text:line-break/><text:span text:style-name="T9">(</text:span><text:span text:style-name="T10">д</text:span><text:span text:style-name="T9">олжность уч.степень, уч.звание)</text:span></text:p>
      <text:p text:style-name="P32"><text:span text:style-name="T7"><text:tab/></text:span>А.А. <text:span text:style-name="T31">Шелестов</text:span></text:p>
      <text:p text:style-name="P33">«<text:span text:style-name="T7"><text:tab/></text:span>»<text:span text:style-name="T7"><text:tab/></text:span>2022 <text:span text:style-name="T31">г.</text:span></text:p>
      <text:p text:style-name="P31"/>
      <text:p text:style-name="P7"/>
      <text:p text:style-name="P7"/>
      <text:p text:style-name="P7"/>
      <text:p text:style-name="P7"/>
      <text:p text:style-name="P7"/>
      <text:p text:style-name="P7"/>
      <text:p text:style-name="P3">Томск<text:span text:style-name="T2"> </text:span>2022</text:p>
      <text:table-of-content text:style-name="Sect1" text:protected="true" text:name="Оглавление1">
        <text:table-of-content-source text:outline-level="3" text:use-index-marks="false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TextSection">
            <text:p text:style-name="P41">Оглавление</text:p>
          </text:index-title>
          <text:p text:style-name="P9"><text:a xlink:type="simple" xlink:href="#_Toc117370879" text:style-name="Index_20_Link" text:visited-style-name="Index_20_Link"><text:span text:style-name="T26">ВВЕДЕНИЕ<text:tab/>4</text:span></text:a></text:p>
          <text:p text:style-name="P9"><text:a xlink:type="simple" xlink:href="#_Toc117370880" text:style-name="Index_20_Link" text:visited-style-name="Index_20_Link"><text:span text:style-name="T27">2 КРАТКОЕ ОПИСАНИЕ ОБЪЕКТА ИССЛЕДОВАНИЯ</text:span><text:span text:style-name="T25"><text:tab/>6</text:span></text:a></text:p>
          <text:p text:style-name="P9"><text:a xlink:type="simple" xlink:href="#_Toc117370881" text:style-name="Index_20_Link" text:visited-style-name="Index_20_Link"><text:span text:style-name="T26">3 МОДЕЛИРОВАНИЕ СИСТЕМЫ<text:tab/>10</text:span></text:a></text:p>
          <text:p text:style-name="P10"><text:a xlink:type="simple" xlink:href="#_Toc117370882" text:style-name="Index_20_Link" text:visited-style-name="Index_20_Link"><text:span text:style-name="T28">3.1 Модель взаимосвязи системы с окружающей средой<text:tab/>10</text:span></text:a></text:p>
          <text:p text:style-name="P10"><text:a xlink:type="simple" xlink:href="#_Toc117370883" text:style-name="Index_20_Link" text:visited-style-name="Index_20_Link"><text:span text:style-name="T28">3.2 Модель состава и структуры системы<text:tab/>10</text:span></text:a></text:p>
          <text:p text:style-name="P10"><text:a xlink:type="simple" xlink:href="#_Toc117370884" text:style-name="Index_20_Link" text:visited-style-name="Index_20_Link"><text:span text:style-name="T28">3.3 Построение дерева причин<text:tab/>10</text:span></text:a></text:p>
          <text:p text:style-name="P9"><text:a xlink:type="simple" xlink:href="#_Toc117370885" text:style-name="Index_20_Link" text:visited-style-name="Index_20_Link"><text:span text:style-name="T26">4 ПОСТАНОВКА ЦЕЛЕЙ И ПОИСК РЕШЕНИЙ<text:tab/>11</text:span></text:a></text:p>
          <text:p text:style-name="P10"><text:a xlink:type="simple" xlink:href="#_Toc117370886" text:style-name="Index_20_Link" text:visited-style-name="Index_20_Link"><text:span text:style-name="T28">4.1 Построение дерева целей<text:tab/>11</text:span></text:a></text:p>
          <text:p text:style-name="P10"><text:a xlink:type="simple" xlink:href="#_Toc117370887" text:style-name="Index_20_Link" text:visited-style-name="Index_20_Link"><text:span text:style-name="T28">4.2 Оценка целей методом анализа иерархий<text:tab/>11</text:span></text:a></text:p>
          <text:p text:style-name="P9"><text:a xlink:type="simple" xlink:href="#_Toc117370888" text:style-name="Index_20_Link" text:visited-style-name="Index_20_Link"><text:span text:style-name="T26">5 РАЗРАБОТКА И ОЦЕНКА АЛЬТЕРНАТИВ РЕШЕНИЯ ПРОБЛЕМЫ МЕТОДОМ ГРУППОВОГО ПАРНОГО СРАВНЕНИЯ (СИСТЕМА ОЦЕНОК 1/0)<text:tab/>12</text:span></text:a></text:p>
          <text:p text:style-name="P10"><text:a xlink:type="simple" xlink:href="#_Toc117370889" text:style-name="Index_20_Link" text:visited-style-name="Index_20_Link"><text:span text:style-name="T28">5.1 Разработка альтернатив достижения цели<text:tab/>12</text:span></text:a></text:p>
          <text:p text:style-name="P9"><text:a xlink:type="simple" xlink:href="#_Toc117370890" text:style-name="Index_20_Link" text:visited-style-name="Index_20_Link"><text:span text:style-name="T26">5.2 Описание метода группового парного сравнения (система оценок 1/0)<text:tab/>12</text:span></text:a></text:p>
          <text:p text:style-name="P10"><text:a xlink:type="simple" xlink:href="#_Toc117370891" text:style-name="Index_20_Link" text:visited-style-name="Index_20_Link"><text:span text:style-name="T28">5.3 Оценивание и выбор альтернатив<text:tab/>12</text:span></text:a></text:p>
          <text:p text:style-name="P9"><text:a xlink:type="simple" xlink:href="#_Toc117370892" text:style-name="Index_20_Link" text:visited-style-name="Index_20_Link"><text:span text:style-name="T26">6 РАЗРАБОТКА ПРОГРАММНОГО ПРОДУКТА, РЕАЛИЗУЮЩЕГО МЕТОД ГРУППОВОГО ПАРНОГО СРАВНЕНИЯ (СИСТЕМА ОЦЕНОК 1/0)<text:tab/>13</text:span></text:a></text:p>
          <text:p text:style-name="P10"><text:a xlink:type="simple" xlink:href="#_Toc117370893" text:style-name="Index_20_Link" text:visited-style-name="Index_20_Link"><text:span text:style-name="T28">6.1 Разработка алгоритма решения задачи<text:tab/>13</text:span></text:a></text:p>
          <text:p text:style-name="P10"><text:a xlink:type="simple" xlink:href="#_Toc117370894" text:style-name="Index_20_Link" text:visited-style-name="Index_20_Link"><text:span text:style-name="T28">6.2 Описание программы<text:tab/>13</text:span></text:a></text:p>
          <text:p text:style-name="P10"><text:a xlink:type="simple" xlink:href="#_Toc117370895" text:style-name="Index_20_Link" text:visited-style-name="Index_20_Link"><text:span text:style-name="T28">6.3 Тестирование программы<text:tab/>13</text:span></text:a></text:p>
          <text:p text:style-name="P10"><text:a xlink:type="simple" xlink:href="#_Toc117370896" text:style-name="Index_20_Link" text:visited-style-name="Index_20_Link"><text:span text:style-name="T28">ЗАКЛЮЧЕНИЕ<text:tab/>14</text:span></text:a></text:p>
          <text:p text:style-name="P9"><text:a xlink:type="simple" xlink:href="#_Toc117370897" text:style-name="Index_20_Link" text:visited-style-name="Index_20_Link"><text:span text:style-name="T26">Сокращения, обозначения, термины и определения<text:tab/>15</text:span></text:a></text:p>
          <text:p text:style-name="P9"><text:a xlink:type="simple" xlink:href="#_Toc117370898" text:style-name="Index_20_Link" text:visited-style-name="Index_20_Link"><text:span text:style-name="T26">СПИСОК ИСПОЛЬЗОВАННЫХ ИСТОЧНИКОВ<text:tab/>16</text:span></text:a></text:p>
          <text:p text:style-name="P9"><text:a xlink:type="simple" xlink:href="#_Toc117370899" text:style-name="Index_20_Link" text:visited-style-name="Index_20_Link"><text:span text:style-name="T26">Приложение А (обязательное) - – Дерево целей и результаты оценивания целей методом анализа иерархий<text:tab/>17</text:span></text:a></text:p>
          <text:p text:style-name="P9"><text:a xlink:type="simple" xlink:href="#_Toc117370900" text:style-name="Index_20_Link" text:visited-style-name="Index_20_Link"><text:span text:style-name="T26">Приложение Б (обязательное) - Алгоритм программы ЭВМ, реализующей метод группового парного сравнения (система оценок 1/0)<text:tab/>18</text:span></text:a></text:p>
          <text:p text:style-name="P19"/>
        </text:index-body>
      </text:table-of-content>
      <text:p text:style-name="P15"/>
      <text:h text:style-name="P13" text:outline-level="1"><text:bookmark-start text:name="_Toc117370879"/>ВВЕДЕНИЕ<text:bookmark-end text:name="_Toc117370879"/></text:h>
      <text:p text:style-name="P35"><text:span text:style-name="T11">Задание: </text:span><text:span text:style-name="T15">на</text:span><text:span text:style-name="T16">йти минимум функции двух переменных, используя два прямых метод</text:span><text:span text:style-name="T17">а</text:span><text:span text:style-name="T16">: симплексный метод и метод Хука-Дживса.</text:span></text:p>
      <text:p text:style-name="P36"><text:span text:style-name="T17">Т</text:span><text:span text:style-name="T16">очность: </text:span><text:span text:style-name="T19">ε = </text:span><text:span text:style-name="T19"><draw:frame draw:style-name="fr1" draw:name="Объект1" text:anchor-type="as-char" svg:y="-0.377cm" svg:width="0.041cm" svg:height="0.467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19"><draw:frame draw:style-name="fr1" draw:name="Объект2" text:anchor-type="as-char" svg:y="-0.437cm" svg:width="0.572cm" svg:height="0.527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19">.</text:span></text:p>
      <text:p text:style-name="P34"><text:span text:style-name="T19">В</text:span><text:span text:style-name="T18">ариант задания:</text:span></text:p>
      <text:p text:style-name="P37"><text:span text:style-name="T18">1</text:span><text:span text:style-name="T20">0</text:span><text:span text:style-name="T18">) </text:span><text:span text:style-name="T18"><draw:frame draw:style-name="fr1" draw:name="Объект3" text:anchor-type="as-char" svg:y="-0.482cm" svg:width="2.962cm" svg:height="0.637cm" draw:z-index="2"><draw:object xlink:href="./Object 3" xlink:type="simple" xlink:show="embed" xlink:actuate="onLoad"/><draw:image xlink:href="./ObjectReplacements/Object 3" xlink:type="simple" xlink:show="embed" xlink:actuate="onLoad"/></draw:frame></text:span></text:p>
      <text:p text:style-name="P45"><draw:frame draw:style-name="fr1" draw:name="Объект4" text:anchor-type="as-char" svg:y="-0.437cm" svg:width="3.154cm" svg:height="0.557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46">Вид исходной функции представлен на рисунке 1.1.</text:p>
      <text:p text:style-name="P46"/>
      <text:h text:style-name="P11" text:outline-level="1"><text:span text:style-name="T14">1</text:span><text:bookmark-start text:name="_Toc117370880"/><text:span text:style-name="T14"> КРАТКОЕ ОПИСАНИЕ ОБЪЕКТА ИССЛЕДОВАНИЯ</text:span><text:bookmark-end text:name="_Toc117370880"/></text:h>
      <text:p text:style-name="P12"><text:span text:style-name="T12">В качестве объекта системного анализа выступает </text:span><text:span text:style-name="T13">web</text:span><text:span text:style-name="T12">-студия, одним из основных видов деятельности которого является предоставление услуг по разработке корпоративного сайта.</text:span></text:p>
      <text:p text:style-name="P38">Сре</text:p>
      <text:h text:style-name="P2" text:outline-level="1"><text:span text:style-name="T21">2</text:span><text:bookmark-start text:name="_Toc117370881"/><text:span text:style-name="T21"> МОДЕЛИРОВАНИЕ СИСТЕМЫ</text:span><text:bookmark-end text:name="_Toc117370881"/></text:h>
      <text:h text:style-name="Heading_20_2" text:outline-level="2">2<text:bookmark-start text:name="_Toc117370882"/>.1 Модель взаимосвязи системы с окружающей средой<text:bookmark-end text:name="_Toc117370882"/></text:h>
      <text:h text:style-name="P40" text:outline-level="2"><text:span text:style-name="T22">Системой здесь и далее будет выступать «</text:span><text:span text:style-name="T23">П</text:span><text:span text:style-name="T22">роцесс разработки корпоративного сайта в web-студии». Основным назначением системы является </text:span><text:span text:style-name="T24">реа</text:span>5<text:bookmark-start text:name="_Toc117370895"/>.3 Тестирование программы<text:bookmark-end text:name="_Toc117370895"/></text:h>
      <text:p text:style-name="P16"/>
      <text:p text:style-name="P20"/>
      <text:h text:style-name="P18" text:outline-level="2"><text:bookmark-start text:name="_Toc117370896"/>ЗАКЛЮЧЕНИЕ<text:bookmark-end text:name="_Toc117370896"/></text:h>
      <text:p text:style-name="P17">Изложить основные результаты работы, которые показывают достижение поставленных цели и задач. </text:p>
      <text:list text:style-name="WWNum3">
        <text:list-item>
          <text:p text:style-name="P42">какая система была исследована, какая основная проблема в процессе выявлена; </text:p>
        </text:list-item>
        <text:list-item>
          <text:p text:style-name="P42">отразить какие модели системы были разработаны, какие основные причины проблемы выявлены;</text:p>
        </text:list-item>
        <text:list-item>
          <text:p text:style-name="P42">написать о постановке целей системы для решения проблемы, каким методом они были оценены, и какая цель оказалась приоритетной и выбрана для разработки альтернатив ее достижения;</text:p>
        </text:list-item>
        <text:list-item>
          <text:p text:style-name="P42">написать о разработке и оценивании альтернатив с указанием конкретного метода, указать наилучшую альтернативу;</text:p>
        </text:list-item>
        <text:list-item>
          <text:p text:style-name="P42">отразить основные характеристики разработанного программного продукта (функции, используемые инструментальные средства разработки, особенности, результаты тестирования и др.);</text:p>
        </text:list-item>
        <text:list-item>
          <text:p text:style-name="P42">сделать вывод о научной значимости и/или практической ценности полученных результатов, если результаты опубликованы – также отразить это в заключении.</text:p>
        </text:list-item>
      </text:list>
      <text:p text:style-name="P14"/>
      <text:p text:style-name="P17">Объем заключения не менее одной полной страницы.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Courier New1" svg:font-family="'Courier New'" style:font-adornments="Обычный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Обычный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  <style:font-face style:name="Wingdings1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0" fo:widows="0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1pt" fo:language="ru" fo:country="RU" style:letter-kerning="false" style:font-name-asian="Times New Roman1" style:font-family-asian="'Times New Roman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ой_20_текст_20_Знак" style:class="text">
      <style:text-properties fo:font-size="14pt" style:font-size-asian="14pt" style:font-size-complex="14pt"/>
    </style:style>
    <style:style style:name="List" style:family="paragraph" style:parent-style-name="Text_20_body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Noto Sans Devanagari" style:font-family-complex="'Noto Sans Devanagari'" style:font-family-generic-complex="system" style:font-pitch-complex="variable" style:language-complex="zxx" style:country-complex="none"/>
    </style:style>
    <style:style style:name="Heading_20_1" style:display-name="Heading 1" style:family="paragraph" style:parent-style-name="Standard" loext:linked-style-name="Заголовок_20_1_20_Знак" style:default-outline-level="1" style:list-style-name="" style:class="text">
      <style:paragraph-properties fo:margin-left="2.122cm" fo:margin-right="0cm" fo:margin-top="0.116cm" fo:margin-bottom="0cm" style:contextual-spacing="false" fo:text-indent="0cm" style:auto-text-indent="false"/>
      <style:text-properties fo:font-size="16pt" style:font-size-asian="16pt" style:font-size-complex="16pt"/>
    </style:style>
    <style:style style:name="Heading_20_2" style:display-name="Heading 2" style:family="paragraph" style:parent-style-name="Heading_20_1" style:next-style-name="Standard" loext:linked-style-name="Заголовок_20_2_20_Знак" style:auto-update="true" style:default-outline-level="2" style:list-style-name="" style:class="text">
      <style:paragraph-properties fo:margin-left="0cm" fo:margin-right="0cm" fo:margin-top="0.302cm" fo:margin-bottom="0.312cm" style:contextual-spacing="false" fo:line-height="150%" fo:text-align="center" style:justify-single-word="false" fo:keep-together="always" fo:text-indent="0cm" style:auto-text-indent="false" fo:keep-with-next="always"/>
      <style:text-properties fo:color="#000000" loext:opacity="100%" fo:font-size="14pt" fo:font-weight="bold" style:font-name-asian="Calibri1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loext:linked-style-name="Заголовок_20_3_20_Знак" style:auto-update="true" style:default-outline-level="3" style:list-style-name="" style:class="text">
      <style:paragraph-properties fo:margin-top="0.282cm" fo:margin-bottom="0.212cm" style:contextual-spacing="false" fo:line-height="150%" fo:text-align="center" style:justify-single-word="false" fo:keep-together="always" fo:keep-with-next="always"/>
      <style:text-properties fo:color="#000000" loext:opacity="100%" fo:font-size="14pt" fo:font-weight="bold" style:font-name-asian="Calibri1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caption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_20_heading" style:display-name="index heading" style:family="paragraph" style:parent-style-name="Title"/>
    <style:style style:name="Contents_20_1" style:display-name="Contents 1" style:family="paragraph" style:parent-style-name="Standard" style:class="index">
      <style:paragraph-properties fo:margin-top="0.423cm" fo:margin-bottom="0.212cm" style:contextual-spacing="false"/>
      <style:text-properties style:font-name="Calibri" fo:font-family="Calibri" style:font-family-generic="roman" style:font-pitch="variable" fo:font-size="10pt" fo:font-weight="bold" style:font-size-asian="10pt" style:font-weight-asian="bold" style:font-name-complex="Calibri1" style:font-family-complex="Calibri" style:font-family-generic-complex="system" style:font-pitch-complex="variable" style:font-size-complex="10pt" style:font-weight-complex="bold"/>
    </style:style>
    <style:style style:name="Contents_20_2" style:display-name="Contents 2" style:family="paragraph" style:parent-style-name="Standard" style:class="index">
      <style:paragraph-properties fo:margin-left="0.388cm" fo:margin-right="0cm" fo:margin-top="0.212cm" fo:margin-bottom="0cm" style:contextual-spacing="false" fo:text-indent="0cm" style:auto-text-indent="false"/>
      <style:text-properties style:font-name="Calibri" fo:font-family="Calibri" style:font-family-generic="roman" style:font-pitch="variable" fo:font-size="10pt" fo:font-style="italic" style:font-size-asian="10pt" style:font-style-asian="italic" style:font-name-complex="Calibri1" style:font-family-complex="Calibri" style:font-family-generic-complex="system" style:font-pitch-complex="variable" style:font-size-complex="10pt" style:font-style-complex="italic"/>
    </style:style>
    <style:style style:name="List_20_Paragraph" style:display-name="List Paragraph" style:family="paragraph" style:parent-style-name="Standard">
      <style:paragraph-properties fo:margin-left="3.579cm" fo:margin-right="0cm" fo:margin-top="0.067cm" fo:margin-bottom="0cm" style:contextual-spacing="false" fo:text-indent="-0.637cm" style:auto-text-indent="false"/>
    </style:style>
    <style:style style:name="Table_20_Paragraph" style:display-name="Table Paragraph" style:family="paragraph" style:parent-style-name="Standard"/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left="0cm" fo:margin-right="0cm" fo:margin-top="0.423cm" fo:margin-bottom="0cm" style:contextual-spacing="false" fo:line-height="108%" fo:keep-together="always" fo:orphans="2" fo:widows="2" fo:text-indent="0cm" style:auto-text-indent="false" fo:keep-with-next="always"/>
      <style:text-properties fo:color="#365f91" loext:opacity="100%" style:font-name="Cambria" fo:font-family="Cambria" style:font-family-generic="roman" style:font-pitch="variable" style:font-name-asian="Calibri1" style:font-family-asian="Calibri" style:font-family-generic-asian="system" style:font-pitch-asian="variable" style:language-asian="ru" style:country-asian="RU" style:font-name-complex="Tahoma" style:font-family-complex="Tahoma" style:font-family-generic-complex="system" style:font-pitch-complex="variable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776cm" fo:margin-right="0cm" fo:text-indent="0cm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4" style:display-name="Contents 4" style:family="paragraph" style:parent-style-name="Standard" style:next-style-name="Standard" style:auto-update="true" style:class="index">
      <style:paragraph-properties fo:margin-left="1.164cm" fo:margin-right="0cm" fo:text-indent="0cm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5" style:display-name="Contents 5" style:family="paragraph" style:parent-style-name="Standard" style:next-style-name="Standard" style:auto-update="true" style:class="index">
      <style:paragraph-properties fo:margin-left="1.552cm" fo:margin-right="0cm" fo:text-indent="0cm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6" style:display-name="Contents 6" style:family="paragraph" style:parent-style-name="Standard" style:next-style-name="Standard" style:auto-update="true" style:class="index">
      <style:paragraph-properties fo:margin-left="1.94cm" fo:margin-right="0cm" fo:text-indent="0cm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7" style:display-name="Contents 7" style:family="paragraph" style:parent-style-name="Standard" style:next-style-name="Standard" style:auto-update="true" style:class="index">
      <style:paragraph-properties fo:margin-left="2.328cm" fo:margin-right="0cm" fo:text-indent="0cm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8" style:display-name="Contents 8" style:family="paragraph" style:parent-style-name="Standard" style:next-style-name="Standard" style:auto-update="true" style:class="index">
      <style:paragraph-properties fo:margin-left="2.716cm" fo:margin-right="0cm" fo:text-indent="0cm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9" style:display-name="Contents 9" style:family="paragraph" style:parent-style-name="Standard" style:next-style-name="Standard" style:auto-update="true" style:class="index">
      <style:paragraph-properties fo:margin-left="3.104cm" fo:margin-right="0cm" fo:text-indent="0cm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fo:text-align="center" style:justify-single-word="false" fo:orphans="0" fo:widows="0" text:number-lines="false" text:line-number="0"/>
      <style:text-properties fo:font-size="12pt" style:font-size-asian="12pt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style:font-pitch="variable" fo:language="ru" fo:country="RU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fo:language="ru" fo:country="RU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family="'Times New Roman'" style:font-family-generic="roman" style:font-pitch="variable" fo:font-size="14pt" fo:language="ru" fo:country="RU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Заголовок_20_3_20_Знак" style:display-name="Заголовок 3 Знак" style:family="text" style:parent-style-name="Default_20_Paragraph_20_Font">
      <style:text-properties fo:color="#000000" loext:opacity="100%" style:font-name="Times New Roman" fo:font-family="'Times New Roman'" style:font-family-generic="roman" style:font-pitch="variable" fo:font-size="14pt" fo:language="ru" fo:country="RU" fo:font-weight="bold" style:font-name-asian="Calibri1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2pt"/>
    </style:style>
    <style:style style:name="Заголовок_20_2_20_Знак" style:display-name="Заголовок 2 Знак" style:family="text" style:parent-style-name="Default_20_Paragraph_20_Font">
      <style:text-properties fo:color="#000000" loext:opacity="100%" style:font-name="Times New Roman" fo:font-family="'Times New Roman'" style:font-family-generic="roman" style:font-pitch="variable" fo:font-size="14pt" fo:language="ru" fo:country="RU" fo:font-weight="bold" style:font-name-asian="Calibri1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3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16pt" fo:language="ru" fo:country="RU" style:font-name-asian="Times New Roman1" style:font-family-asian="'Times New Roman'" style:font-family-generic-asian="system" style:font-pitch-asian="variable" style:font-size-asian="16pt" style:font-name-complex="Times New Roman1" style:font-family-complex="'Times New Roman'" style:font-family-generic-complex="system" style:font-pitch-complex="variable" style:font-size-complex="16pt"/>
    </style:style>
    <style:style style:name="Index_20_Link" style:display-name="Index Link" style:family="text"/>
    <style:style style:name="Просмотренная_20_гиперссылка1" style:display-name="Просмотренная гиперссылка1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Strong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OpenSymbol1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1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OpenSymbol1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1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OpenSymbol1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1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-complex="Symbol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OpenSymbol1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1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Symbol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OpenSymbol1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1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Symbol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OpenSymbol1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1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complex="Symbol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OpenSymbol1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1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Symbol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OpenSymbol1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complex="OpenSymbol1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Symbol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OpenSymbol1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complex="OpenSymbol1" style:font-family-complex="OpenSymbol" style:font-family-generic-complex="system" style:font-pitch-complex="variable"/>
    </style:style>
    <style:style style:name="ListLabel_20_55" style:display-name="ListLabel 55" style:family="text"/>
    <style:style style:name="ListLabel_20_56" style:display-name="ListLabel 56" style:family="text">
      <style:text-properties style:font-name-complex="OpenSymbol1" style:font-family-complex="OpenSymbol" style:font-family-generic-complex="system" style:font-pitch-complex="variable"/>
    </style:style>
    <style:style style:name="ListLabel_20_57" style:display-name="ListLabel 57" style:family="text">
      <style:text-properties style:font-name-complex="OpenSymbol1" style:font-family-complex="OpenSymbol" style:font-family-generic-complex="system" style:font-pitch-complex="variable"/>
    </style:style>
    <style:style style:name="ListLabel_20_58" style:display-name="ListLabel 58" style:family="text">
      <style:text-properties style:font-name-complex="Symbol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OpenSymbol1" style:font-family-complex="OpenSymbol" style:font-family-generic-complex="system" style:font-pitch-complex="variable"/>
    </style:style>
    <style:style style:name="ListLabel_20_60" style:display-name="ListLabel 60" style:family="text">
      <style:text-properties style:font-name-complex="OpenSymbol1" style:font-family-complex="OpenSymbol" style:font-family-generic-complex="system" style:font-pitch-complex="variable"/>
    </style:style>
    <style:style style:name="ListLabel_20_61" style:display-name="ListLabel 61" style:family="text">
      <style:text-properties style:font-name-complex="Symbol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-complex="OpenSymbol1" style:font-family-complex="OpenSymbol" style:font-family-generic-complex="system" style:font-pitch-complex="variable"/>
    </style:style>
    <style:style style:name="ListLabel_20_63" style:display-name="ListLabel 63" style:family="text">
      <style:text-properties style:font-name-complex="OpenSymbol1" style:font-family-complex="OpenSymbol" style:font-family-generic-complex="system" style:font-pitch-complex="variable"/>
    </style:style>
    <style:style style:name="ListLabel_20_64" style:display-name="ListLabel 64" style:family="text">
      <style:text-properties style:font-name-complex="Symbol" style:font-family-complex="Symbol" style:font-family-generic-complex="system" style:font-pitch-complex="variable"/>
    </style:style>
    <style:style style:name="ListLabel_20_65" style:display-name="ListLabel 65" style:family="text">
      <style:text-properties style:font-name-complex="OpenSymbol1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-complex="OpenSymbol1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complex="Symbol" style:font-family-complex="Symbol" style:font-family-generic-complex="system" style:font-pitch-complex="variable"/>
    </style:style>
    <style:style style:name="ListLabel_20_68" style:display-name="ListLabel 68" style:family="text">
      <style:text-properties style:font-name-complex="OpenSymbol1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1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Symbol" style:font-family-complex="Symbol" style:font-family-generic-complex="system" style:font-pitch-complex="variable"/>
    </style:style>
    <style:style style:name="ListLabel_20_71" style:display-name="ListLabel 71" style:family="text">
      <style:text-properties style:font-name-complex="OpenSymbol1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1" style:font-family-complex="OpenSymbol" style:font-family-generic-complex="system" style:font-pitch-complex="variable"/>
    </style:style>
    <style:style style:name="ListLabel_20_73" style:display-name="ListLabel 73" style:family="text">
      <style:text-properties fo:font-weight="normal" style:font-weight-asian="normal" style:font-weight-complex="normal"/>
    </style:style>
    <style:style style:name="ListLabel_20_74" style:display-name="ListLabel 74" style:family="text"/>
    <style:style style:name="ListLabel_20_75" style:display-name="ListLabel 75" style:family="text">
      <style:text-properties fo:font-weight="bold" style:font-weight-asian="bold"/>
    </style:style>
    <style:style style:name="ListLabel_20_76" style:display-name="ListLabel 76" style:family="text">
      <style:text-properties fo:font-weight="bold" style:font-weight-asian="bold"/>
    </style:style>
    <style:style style:name="ListLabel_20_77" style:display-name="ListLabel 77" style:family="text">
      <style:text-properties fo:font-weight="bold" style:font-weight-asian="bold"/>
    </style:style>
    <style:style style:name="ListLabel_20_78" style:display-name="ListLabel 78" style:family="text">
      <style:text-properties fo:font-weight="bold" style:font-weight-asian="bold"/>
    </style:style>
    <style:style style:name="ListLabel_20_79" style:display-name="ListLabel 79" style:family="text">
      <style:text-properties fo:font-weight="bold" style:font-weight-asian="bold"/>
    </style:style>
    <style:style style:name="ListLabel_20_80" style:display-name="ListLabel 80" style:family="text">
      <style:text-properties fo:font-weight="bold" style:font-weight-asian="bold"/>
    </style:style>
    <style:style style:name="ListLabel_20_81" style:display-name="ListLabel 81" style:family="text">
      <style:text-properties fo:font-weight="bold" style:font-weight-asian="bold"/>
    </style:style>
    <style:style style:name="ListLabel_20_82" style:display-name="ListLabel 82" style:family="text">
      <style:text-properties style:font-name-complex="Symbol" style:font-family-complex="Symbol" style:font-family-generic-complex="system" style:font-pitch-complex="variable"/>
    </style:style>
    <style:style style:name="ListLabel_20_83" style:display-name="ListLabel 83" style:family="text">
      <style:text-properties style:font-name-complex="OpenSymbol1" style:font-family-complex="OpenSymbol" style:font-family-generic-complex="system" style:font-pitch-complex="variable"/>
    </style:style>
    <style:style style:name="ListLabel_20_84" style:display-name="ListLabel 84" style:family="text">
      <style:text-properties style:font-name-complex="OpenSymbol1" style:font-family-complex="OpenSymbol" style:font-family-generic-complex="system" style:font-pitch-complex="variable"/>
    </style:style>
    <style:style style:name="ListLabel_20_85" style:display-name="ListLabel 85" style:family="text">
      <style:text-properties style:font-name-complex="Symbol" style:font-family-complex="Symbol" style:font-family-generic-complex="system" style:font-pitch-complex="variable"/>
    </style:style>
    <style:style style:name="ListLabel_20_86" style:display-name="ListLabel 86" style:family="text">
      <style:text-properties style:font-name-complex="OpenSymbol1" style:font-family-complex="OpenSymbol" style:font-family-generic-complex="system" style:font-pitch-complex="variable"/>
    </style:style>
    <style:style style:name="ListLabel_20_87" style:display-name="ListLabel 87" style:family="text">
      <style:text-properties style:font-name-complex="OpenSymbol1" style:font-family-complex="OpenSymbol" style:font-family-generic-complex="system" style:font-pitch-complex="variable"/>
    </style:style>
    <style:style style:name="ListLabel_20_88" style:display-name="ListLabel 88" style:family="text">
      <style:text-properties style:font-name-complex="Symbol" style:font-family-complex="Symbol" style:font-family-generic-complex="system" style:font-pitch-complex="variable"/>
    </style:style>
    <style:style style:name="ListLabel_20_89" style:display-name="ListLabel 89" style:family="text">
      <style:text-properties style:font-name-complex="OpenSymbol1" style:font-family-complex="OpenSymbol" style:font-family-generic-complex="system" style:font-pitch-complex="variable"/>
    </style:style>
    <style:style style:name="ListLabel_20_90" style:display-name="ListLabel 90" style:family="text">
      <style:text-properties style:font-name-complex="OpenSymbol1" style:font-family-complex="OpenSymbol" style:font-family-generic-complex="system" style:font-pitch-complex="variable"/>
    </style:style>
    <style:style style:name="ListLabel_20_91" style:display-name="ListLabel 91" style:family="text">
      <style:text-properties style:font-name-complex="Symbol" style:font-family-complex="Symbol" style:font-family-generic-complex="system" style:font-pitch-complex="variable"/>
    </style:style>
    <style:style style:name="ListLabel_20_92" style:display-name="ListLabel 92" style:family="text">
      <style:text-properties style:font-name-complex="OpenSymbol1" style:font-family-complex="OpenSymbol" style:font-family-generic-complex="system" style:font-pitch-complex="variable"/>
    </style:style>
    <style:style style:name="ListLabel_20_93" style:display-name="ListLabel 93" style:family="text">
      <style:text-properties style:font-name-complex="OpenSymbol1" style:font-family-complex="OpenSymbol" style:font-family-generic-complex="system" style:font-pitch-complex="variable"/>
    </style:style>
    <style:style style:name="ListLabel_20_94" style:display-name="ListLabel 94" style:family="text">
      <style:text-properties style:font-name-complex="Symbol" style:font-family-complex="Symbol" style:font-family-generic-complex="system" style:font-pitch-complex="variable"/>
    </style:style>
    <style:style style:name="ListLabel_20_95" style:display-name="ListLabel 95" style:family="text">
      <style:text-properties style:font-name-complex="OpenSymbol1" style:font-family-complex="OpenSymbol" style:font-family-generic-complex="system" style:font-pitch-complex="variable"/>
    </style:style>
    <style:style style:name="ListLabel_20_96" style:display-name="ListLabel 96" style:family="text">
      <style:text-properties style:font-name-complex="OpenSymbol1" style:font-family-complex="OpenSymbol" style:font-family-generic-complex="system" style:font-pitch-complex="variable"/>
    </style:style>
    <style:style style:name="ListLabel_20_97" style:display-name="ListLabel 97" style:family="text">
      <style:text-properties style:font-name-complex="Symbol" style:font-family-complex="Symbol" style:font-family-generic-complex="system" style:font-pitch-complex="variable"/>
    </style:style>
    <style:style style:name="ListLabel_20_98" style:display-name="ListLabel 98" style:family="text">
      <style:text-properties style:font-name-complex="OpenSymbol1" style:font-family-complex="OpenSymbol" style:font-family-generic-complex="system" style:font-pitch-complex="variable"/>
    </style:style>
    <style:style style:name="ListLabel_20_99" style:display-name="ListLabel 99" style:family="text">
      <style:text-properties style:font-name-complex="OpenSymbol1" style:font-family-complex="OpenSymbol" style:font-family-generic-complex="system" style:font-pitch-complex="variable"/>
    </style:style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" style:num-suffix="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" style:num-suffix="" text:bullet-char="">
        <style:list-level-properties text:list-level-position-and-space-mode="label-alignment">
          <style:list-level-label-alignment text:label-followed-by="listtab" fo:text-indent="-0.635cm" fo:margin-left="1.39cm"/>
        </style:list-level-properties>
        <style:text-properties style:font-name="Symbol1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66cm"/>
        </style:list-level-properties>
        <style:text-properties style:font-name="Courier New1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93cm"/>
        </style:list-level-properties>
        <style:text-properties style:font-name="Wingdings1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2cm"/>
        </style:list-level-properties>
        <style:text-properties style:font-name="Symbol1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47cm"/>
        </style:list-level-properties>
        <style:text-properties style:font-name="Courier New1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74cm"/>
        </style:list-level-properties>
        <style:text-properties style:font-name="Wingdings1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01cm"/>
        </style:list-level-properties>
        <style:text-properties style:font-name="Symbol1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28cm"/>
        </style:list-level-properties>
        <style:text-properties style:font-name="Courier New1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55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" style:num-suffix="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2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ListLabel_20_3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3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ListLabel_20_3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3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3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ListLabel_20_4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4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ListLabel_20_44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4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47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8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ListLabel_20_50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51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ListLabel_20_5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5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56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57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ListLabel_20_5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ListLabel_20_6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6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6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6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ListLabel_20_6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ListLabel_20_7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7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" style:num-format="1">
        <style:list-level-properties text:list-level-position-and-space-mode="label-alignment">
          <style:list-level-label-alignment text:label-followed-by="listtab" fo:text-indent="-0.741cm" fo:margin-left="0.741cm"/>
        </style:list-level-properties>
      </text:list-level-style-number>
      <text:list-level-style-number text:level="2" text:style-name="ListLabel_20_74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41cm" fo:margin-left="0.741cm"/>
        </style:list-level-properties>
      </text:list-level-style-number>
      <text:list-level-style-number text:level="3" text:style-name="ListLabel_20_75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76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text:style-name="ListLabel_20_77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text:style-name="ListLabel_20_78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text:style-name="ListLabel_20_79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text:style-name="ListLabel_20_80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text:style-name="ListLabel_20_81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8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8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ListLabel_20_86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87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ListLabel_20_8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371cm" fo:text-indent="-0.635cm" fo:margin-left="1.371cm"/>
        </style:list-level-properties>
        <style:text-properties style:font-name="Symbol1"/>
      </text:list-level-style-bullet>
      <text:list-level-style-bullet text:level="2" text:style-name="ListLabel_20_9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006cm" fo:text-indent="-0.635cm" fo:margin-left="2.006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9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641cm" fo:text-indent="-0.635cm" fo:margin-left="2.64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276cm" fo:text-indent="-0.635cm" fo:margin-left="3.276cm"/>
        </style:list-level-properties>
        <style:text-properties style:font-name="Symbol1"/>
      </text:list-level-style-bullet>
      <text:list-level-style-bullet text:level="5" text:style-name="ListLabel_20_9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911cm" fo:text-indent="-0.635cm" fo:margin-left="3.91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9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546cm" fo:text-indent="-0.635cm" fo:margin-left="4.546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181cm" fo:text-indent="-0.635cm" fo:margin-left="5.181cm"/>
        </style:list-level-properties>
        <style:text-properties style:font-name="Symbol1"/>
      </text:list-level-style-bullet>
      <text:list-level-style-bullet text:level="8" text:style-name="ListLabel_20_9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816cm" fo:text-indent="-0.635cm" fo:margin-left="5.816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451cm" fo:text-indent="-0.635cm" fo:margin-left="6.451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0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0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0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0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0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0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0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0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Text_20_body">
      <style:paragraph-properties style:line-height-at-least="0cm"/>
      <style:text-properties fo:font-size="10pt" style:font-size-asian="10pt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501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59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.933cm" fo:margin-left="3cm" fo:margin-right="1.501cm" style:writing-mode="lr-tb" style:layout-grid-color="#c0c0c0" style:layout-grid-lines="145" style:layout-grid-base-height="0.176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.002cm" style:dynamic-spacing="true"/>
      </style:footer-style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>
      <style:footer>
        <text:p text:style-name="MP1"><text:page-number text:select-page="current">6</text:page-number></text:p>
        <text:p text:style-name="MP2"/>
      </style:footer>
    </style:master-page>
    <style:master-page style:name="Landscape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2T05:17:00</meta:creation-date>
    <meta:initial-creator>RePack by Diakov</meta:initial-creator>
    <dc:language>ru-RU</dc:language>
    <dc:date>2022-11-25T16:04:34.792098234</dc:date>
    <meta:editing-cycles>244</meta:editing-cycles>
    <meta:editing-duration>P3DT6H29M48S</meta:editing-duration>
    <meta:generator>LibreOffice/7.4.2.3$Linux_X86_64 LibreOffice_project/40$Build-3</meta:generator>
    <meta:document-statistic meta:table-count="0" meta:image-count="0" meta:object-count="4" meta:page-count="6" meta:paragraph-count="62" meta:word-count="428" meta:character-count="3230" meta:non-whitespace-character-count="2858"/>
    <meta:user-defined meta:name="AppVersion">15.0000</meta:user-defined>
    <meta:user-defined meta:name="Created" meta:value-type="date">2021-09-22T00:00:00</meta:user-defined>
    <meta:user-defined meta:name="Creator">Microsoft® Word 2019</meta:user-defined>
    <meta:user-defined meta:name="LastSaved" meta:value-type="date">2022-09-12T00:00:00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>
  <semantics>
    <msup>
      <mn>10</mn>
      <mn>4</mn>
    </msup>
    <annotation encoding="StarMath 5.0"> 
10^4
</annotation>
  </semantics>
</math>
</file>

<file path=Object 3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n>2</mn>
          <mo stretchy="false">−</mo>
          <mroot>
            <mrow>
              <msubsup>
                <mi>x</mi>
                <mn>1</mn>
                <mn>2</mn>
              </msubsup>
              <mo stretchy="false">+</mo>
              <msubsup>
                <mi>x</mi>
                <mn>2</mn>
                <mn>2</mn>
              </msubsup>
            </mrow>
            <mn>3</mn>
          </mroot>
        </mrow>
      </mrow>
    </mrow>
    <annotation encoding="StarMath 5.0">f(x) = 2 - nroot{3}{x_1^2 + x_2^2} 

</annotation>
  </semantics>
</math>
</file>

<file path=Object 4/content.xml><?xml version="1.0" encoding="utf-8"?>
<math xmlns="http://www.w3.org/1998/Math/MathML" display="block">
  <semantics>
    <mrow>
      <mover accent="true">
        <mi>x</mi>
        <mo stretchy="false">¯</mo>
      </mover>
      <mrow>
        <mo fence="true" form="prefix" stretchy="false">(</mo>
        <mrow>
          <mrow>
            <mn>0</mn>
            <mi>;</mi>
            <mn>0</mn>
          </mrow>
        </mrow>
        <mo fence="true" form="postfix" stretchy="false">)</mo>
      </mrow>
      <mi>;</mi>
      <mrow>
        <msup>
          <mover accent="true">
            <mi>x</mi>
            <mo stretchy="false">¯</mo>
          </mover>
          <mn>0</mn>
        </msup>
        <mo stretchy="false">=</mo>
        <mrow>
          <mo fence="true" form="prefix" stretchy="false">(</mo>
          <mrow>
            <mrow>
              <mn>3</mn>
              <mi>;</mi>
              <mn>5</mn>
            </mrow>
          </mrow>
          <mo fence="true" form="postfix" stretchy="false">)</mo>
        </mrow>
      </mrow>
    </mrow>
    <annotation encoding="StarMath 5.0">bar x  ( 0;0 );   {bar x}^0=( 3;5 )</annotation>
  </semantics>
</math>
</file>